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essageBox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MessageBox</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msgbox.html" text:style-name="Internet_20_link" text:visited-style-name="Visited_20_Internet_20_Link">link</text:a>)</text:p>

            
                <text:list xml:id="list_MessageBox2" text:continue-numbering="true" text:continue-list="list_MessageBox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essageBox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MessageBox4" text:continue-numbering="true" text:continue-list="list_MessageBox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MessageBox5" text:continue-numbering="true" text:continue-list="list_MessageBox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MessageBox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essageBox7" text:continue-numbering="true" text:continue-list="list_MessageBox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MessageBox8" text:continue-numbering="true" text:continue-list="list_MessageBox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MessageBox9" text:continue-numbering="true" text:continue-list="list_MessageBox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MessageBox10" text:continue-numbering="true" text:continue-list="list_MessageBox9"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MessageBox11"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MessageBox12" text:continue-numbering="true" text:continue-list="list_MessageBox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MessageBox13" text:continue-numbering="true" text:continue-list="list_MessageBox12"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MessageBox14"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MessageBox15" text:continue-numbering="true" text:continue-list="list_MessageBox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MessageBox16" text:continue-numbering="true" text:continue-list="list_MessageBox15"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MessageBox17"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MessageBox18" text:continue-numbering="true" text:continue-list="list_MessageBox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MessageBox19" text:continue-numbering="true" text:continue-list="list_MessageBox18"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MessageBox20"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MessageBox21" text:continue-numbering="true" text:continue-list="list_MessageBox19"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MessageBox22" text:continue-numbering="true" text:continue-list="list_MessageBox21"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MessageBox23" text:continue-numbering="true" text:continue-list="list_MessageBox22"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MessageBox24" text:continue-numbering="true" text:continue-list="list_MessageBox23"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MessageBox25" text:continue-numbering="true" text:continue-list="list_MessageBox24"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MessageBox26" text:continue-numbering="true" text:continue-list="list_MessageBox25"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MessageBox27" text:continue-numbering="true" text:continue-list="list_MessageBox26"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MessageBox28" text:continue-numbering="true" text:continue-list="list_MessageBox27"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MessageBox29" text:continue-numbering="true" text:continue-list="list_MessageBox28"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MessageBox30" text:continue-numbering="true" text:continue-list="list_MessageBox29"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MessageBox31" text:continue-numbering="true" text:continue-list="list_MessageBox30"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MessageBox32" text:continue-numbering="true" text:continue-list="list_MessageBox31"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MessageBox33" text:continue-numbering="true" text:continue-list="list_MessageBox32"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MessageBox34" text:continue-numbering="true" text:continue-list="list_MessageBox33"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MessageBox35" text:continue-numbering="true" text:continue-list="list_MessageBox34"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MessageBox36" text:continue-numbering="true" text:continue-list="list_MessageBox35"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MessageBox37" text:continue-numbering="true" text:continue-list="list_MessageBox36"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MessageBox38" text:continue-numbering="true" text:continue-list="list_MessageBox37"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MessageBox39" text:continue-numbering="true" text:continue-list="list_MessageBox38"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MessageBox40" text:continue-numbering="true" text:continue-list="list_MessageBox39"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MessageBox41" text:continue-numbering="true" text:continue-list="list_MessageBox40"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MessageBox42" text:continue-numbering="true" text:continue-list="list_MessageBox41"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MessageBox43" text:continue-numbering="true" text:continue-list="list_MessageBox42"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MessageBox44" text:continue-numbering="true" text:continue-list="list_MessageBox43"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MessageBox45" text:continue-numbering="true" text:continue-list="list_MessageBox44"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MessageBox46"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MessageBox47" text:continue-numbering="true" text:continue-list="list_MessageBox45"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MessageBox48"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MessageBox49" text:continue-numbering="true" text:continue-list="list_MessageBox47"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MessageBox50"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MessageBox51" text:continue-numbering="true" text:continue-list="list_MessageBox49"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MessageBox52"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MessageBox53" text:continue-numbering="true" text:continue-list="list_MessageBox51"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MessageBox54" text:continue-numbering="true" text:continue-list="list_MessageBox53"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MessageBox55" text:continue-numbering="true" text:continue-list="list_MessageBox54"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MessageBox56" text:continue-numbering="true" text:continue-list="list_MessageBox55"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MessageBox57" text:continue-numbering="true" text:continue-list="list_MessageBox56"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MessageBox58" text:continue-numbering="true" text:continue-list="list_MessageBox57"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MessageBox59" text:continue-numbering="true" text:continue-list="list_MessageBox58"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MessageBox60" text:continue-numbering="true" text:continue-list="list_MessageBox5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MessageBox6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essageBox62" text:continue-numbering="true" text:continue-list="list_MessageBox6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MessageBox63" text:continue-numbering="true" text:continue-list="list_MessageBox6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MessageBox64" text:continue-numbering="true" text:continue-list="list_MessageBox6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